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63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05.36pt"/>
    </style:style>
    <style:style style:name="co9" style:family="table-column">
      <style:table-column-properties fo:break-before="auto" style:column-width="118.91pt"/>
    </style:style>
    <style:style style:name="co10" style:family="table-column">
      <style:table-column-properties fo:break-before="auto" style:column-width="47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3" style:family="table-cell" style:parent-style-name="Default">
      <style:table-cell-properties fo:background-color="#106802" style:text-align-source="fix" style:repeat-content="false"/>
      <style:paragraph-properties fo:text-align="start" fo:margin-left="0pt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/>
    </style:style>
    <style:style style:name="ce5" style:family="table-cell" style:parent-style-name="Default">
      <style:text-properties style:font-name="Cantarell"/>
    </style:style>
    <style:style style:name="ce6" style:family="table-cell" style:parent-style-name="Default">
      <style:table-cell-properties fo:background-color="#ccf4c6" style:text-align-source="fix" style:repeat-content="false" style:vertical-align="middle"/>
      <style:paragraph-properties fo:text-align="start" fo:margin-left="0pt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Noto Sans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Field Category</text:p>
          </table:table-cell>
          <table:table-cell table:style-name="ce6" office:value-type="string" calcext:value-type="string">
            <text:p>Fields</text:p>
          </table:table-cell>
          <table:table-cell table:style-name="ce7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ov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title, spanishTitle, ye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db</text:p>
          </table:table-cell>
          <table:table-cell office:value-type="string" calcext:value-type="string">
            <text:p>imdbID, imdbPictureURL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rt</text:p>
          </table:table-cell>
          <table:table-cell office:value-type="string" calcext:value-type="string">
            <text:p>rtID, rtAllCriticsRating, rtAllCriticsNumReviews, rtAllCriticsNumFresh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tAllCriticsNumRotten, rtAllCriticsScore, rtTopCriticsRating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tTopCriticsNumReviews, rtTopCriticsNumFresh, rtTopCriticsNumRotten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tTopCriticsScore, rtAudienceRating, rtAudienceNumRatings,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tAudienceScore, rtPictureURL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movie_genr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movieID, genre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office:value-type="string" calcext:value-type="string">
            <text:p>movie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movie_dire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movieID, directorID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office:value-type="string" calcext:value-type="string">
            <text:p>movie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director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e_a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movieID, actorID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office:value-type="string" calcext:value-type="string">
            <text:p>movie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actorName, ran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e_countr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movieID, country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office:value-type="string" calcext:value-type="string">
            <text:p>movi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e_locations.dat</text:p>
          </table:table-cell>
          <table:table-cell office:value-type="string" calcext:value-type="string">
            <text:p>Primary Ke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oreign Key(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ce5"/>
        <table:table-column table:style-name="co10" table:default-cell-style-name="ce5"/>
        <table:table-column table:style-name="co4" table:number-columns-repeated="1022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pattern in file</text:p>
          </table:table-cell>
          <table:table-cell table:style-name="ce8" office:value-type="string" calcext:value-type="string">
            <text:p>perl -lne '$count++ for m/&lt;pattern&gt;/g; END {print $count}' 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 pattern in place</text:p>
          </table:table-cell>
          <table:table-cell table:style-name="ce8" office:value-type="string" calcext:value-type="string">
            <text:p>sed -i 's/&lt;pattern&gt;/&lt;replacement&gt;/g' filename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46:36.548026592</meta:creation-date>
    <dc:date>2019-07-14T15:28:14.337836706</dc:date>
    <meta:editing-duration>PT31M24S</meta:editing-duration>
    <meta:editing-cycles>11</meta:editing-cycles>
    <meta:generator>LibreOffice/6.2.5.2$Linux_X86_64 LibreOffice_project/20$Build-2</meta:generator>
    <meta:document-statistic meta:table-count="2" meta:cell-count="53" meta:object-count="0"/>
  </office:meta>
</office:document-meta>
</file>